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connector draw:style-name="gr4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5" draw:layer="layout" svg:width="2cm" svg:height="2.2cm" svg:x="3.6cm" svg:y="7.5cm">
          <draw:text-box>
            <text:p>2.</text:p>
          </draw:text-box>
        </draw:frame>
        <draw:connector draw:style-name="gr6" draw:text-style-name="P1" draw:layer="layout" svg:x1="10.275cm" svg:y1="6.2cm" svg:x2="7.2cm" svg:y2="13.65cm" draw:start-shape="id2" draw:start-glue-point="2" draw:end-shape="id1" draw:end-glue-point="1" svg:d="M10275 6200v7450h-3075" svg:viewBox="0 0 3076 7451">
          <text:p text:style-name="P1">3.</text:p>
        </draw:connector>
        <draw:frame draw:style-name="gr7" draw:layer="layout" svg:width="8.7cm" svg:height="4.2cm" svg:x="11.3cm" svg:y="6.3cm">
          <draw:text-box>
            <text:p>Parameter name is set, return page and let client render name from URI</text:p>
          </draw:text-box>
        </draw:frame>
        <draw:frame draw:style-name="gr8" draw:layer="layout" svg:width="0.502cm" svg:height="0.962cm" svg:x="9.9cm" svg:y="15.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7T12:54:04.741000000</dc:date>
    <meta:editing-duration>PT1H3M56S</meta:editing-duration>
    <meta:editing-cycles>9</meta:editing-cycles>
    <meta:generator>LibreOffice/4.3.0.4$Windows_x86 LibreOffice_project/62ad5818884a2fc2e5780dd45466868d41009ec0</meta:generator>
    <meta:document-statistic meta:object-count="11"/>
  </office:meta>
</office:document-meta>
</file>